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jet du stage :</text:p>
      <text:p text:style-name="Standard"/>
      <text:p text:style-name="Standard"/>
      <text:p text:style-name="Standard">Modeliser le déplacement de piétons à un carrefour permettant de reproduire les observations réelles effectuées à plusieurs carrefours (Paris et Montréal).</text:p>
      <text:p text:style-name="Standard">Ce modèle repose à la fois sur un ensemble de règles simples ayant aussi une réalité psychologique (ex : économie, danger) et sur un ensemble de contraintes.</text:p>
      <text:p text:style-name="Standard">Celles-ci sont de deux ordres :</text:p>
      <text:p text:style-name="Standard">exogènes : présence de danger, arrivée d'un bus, présence de barrières...</text:p>
      <text:p text:style-name="Standard">endogènes : être pressé, respect des règles (ex traverser ou pas sur les clous)</text:p>
      <text:p text:style-name="Standard"/>
      <text:p text:style-name="Standard">L'approche se veut <text:s/>décentralisée et multi-agents.</text:p>
      <text:p text:style-name="Standard"/>
      <text:p text:style-name="Standard">L'environnement de programmation est netlogo 4.1.2.</text:p>
      <text:p text:style-name="Standard"/>
      <text:p text:style-name="Standard">Compétences requises : <text:s/></text:p>
      <text:p text:style-name="Standard"><text:tab/>programmation/modélisation multi-agents,</text:p>
      <text:p text:style-name="Standard"><text:tab/>analyse et traitements de données.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</meta:initial-creator>
    <meta:creation-date>2011-10-04T17:17:51</meta:creation-date>
    <dc:date>2011-10-04T19:00:46</dc:date>
    <dc:creator>Alex </dc:creator>
    <meta:editing-duration>PT01H26M24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105" meta:character-count="713"/>
  </office:meta>
</office:document-meta>
</file>